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2abb" officeooo:paragraph-rsid="003e2ab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ddd58" officeooo:paragraph-rsid="00addd5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393b" officeooo:paragraph-rsid="00c0393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d89b" officeooo:paragraph-rsid="00c1d89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f4c6" officeooo:paragraph-rsid="00c1f4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f9eb6" officeooo:paragraph-rsid="007f9eb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19948" officeooo:paragraph-rsid="0081994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5cc77" officeooo:paragraph-rsid="0065cc7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16ea" officeooo:paragraph-rsid="006b523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d8976" officeooo:paragraph-rsid="006d897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6607" officeooo:paragraph-rsid="0070660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8fd0" officeooo:paragraph-rsid="00708fd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ea11" officeooo:paragraph-rsid="0070ea1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9068" officeooo:paragraph-rsid="0076906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96f59" officeooo:paragraph-rsid="00796f5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ae4c4" officeooo:paragraph-rsid="007ae4c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d4b8" officeooo:paragraph-rsid="007cd4b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d1908" officeooo:paragraph-rsid="008d190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45352" officeooo:paragraph-rsid="0084535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5e171" officeooo:paragraph-rsid="0085e17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915e2" officeooo:paragraph-rsid="008915e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406d" officeooo:paragraph-rsid="008a406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fc9bd" officeooo:paragraph-rsid="008fc9b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70d03" officeooo:paragraph-rsid="00970d0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8c559" officeooo:paragraph-rsid="0098c55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a8f39" officeooo:paragraph-rsid="009a8f39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bc14e" officeooo:paragraph-rsid="009bc14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daded" officeooo:paragraph-rsid="009dade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ffa81" officeooo:paragraph-rsid="009ffa8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0a47" officeooo:paragraph-rsid="00a00a4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d0ce" officeooo:paragraph-rsid="00a0d0c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fca7" officeooo:paragraph-rsid="00a0d0c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fca7" officeooo:paragraph-rsid="00a0fca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227d9" officeooo:paragraph-rsid="00a227d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4da7d" officeooo:paragraph-rsid="00a4da7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63566" officeooo:paragraph-rsid="00a63566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2745" officeooo:paragraph-rsid="00a9274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813b9" officeooo:paragraph-rsid="00c813b9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b84a0" officeooo:paragraph-rsid="00cb84a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b887a" officeooo:paragraph-rsid="00cb887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17f7" officeooo:paragraph-rsid="008c17f7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efdb3" officeooo:paragraph-rsid="00aefdb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024e1" officeooo:paragraph-rsid="00b024e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367ec" officeooo:paragraph-rsid="00b367e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58ff7" officeooo:paragraph-rsid="00b58ff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68ac3" officeooo:paragraph-rsid="00b68ac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6d2c6" officeooo:paragraph-rsid="00b6d2c6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7ac09" officeooo:paragraph-rsid="00b7ac09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b5ff9" officeooo:paragraph-rsid="00bb5ff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d01bc" officeooo:paragraph-rsid="00bd01b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45352" officeooo:paragraph-rsid="0084535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5e171" officeooo:paragraph-rsid="0085e17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fc9bd" officeooo:paragraph-rsid="008fc9b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2947d" officeooo:paragraph-rsid="0092947d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70d03" officeooo:paragraph-rsid="00970d0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0d0ce" officeooo:paragraph-rsid="00a0d0c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0fca7" officeooo:paragraph-rsid="00a0fca7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e1b76" officeooo:paragraph-rsid="00ce1b76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fd67e" officeooo:paragraph-rsid="00cfd67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15462" officeooo:paragraph-rsid="00d1546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4d574" officeooo:paragraph-rsid="00d4d57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4d5ca" officeooo:paragraph-rsid="00d4d5c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61722" officeooo:paragraph-rsid="00d6172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6d40f" officeooo:paragraph-rsid="00d6d40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8d3d1" officeooo:paragraph-rsid="00d8d3d1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a8a6a" officeooo:paragraph-rsid="00da8a6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bdb2d" officeooo:paragraph-rsid="00dbdb2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c82f2" officeooo:paragraph-rsid="00dc82f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e0409" officeooo:paragraph-rsid="00de0409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fe72a" officeooo:paragraph-rsid="00dfe72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14e96" officeooo:paragraph-rsid="00e14e96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22788" officeooo:paragraph-rsid="00e2278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3be3f" officeooo:paragraph-rsid="00e3be3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5e463" officeooo:paragraph-rsid="00e5e46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6ce77" officeooo:paragraph-rsid="00e6ce7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7f7e2" officeooo:paragraph-rsid="00e7f7e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9495d" officeooo:paragraph-rsid="00e9495d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5572d3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61af82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634aa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572d3" officeooo:paragraph-rsid="00634aa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6407f" officeooo:paragraph-rsid="00634aa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8138e" officeooo:paragraph-rsid="00634aa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a806e" officeooo:paragraph-rsid="00634aaf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b741d" officeooo:paragraph-rsid="00634aa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cefae" officeooo:paragraph-rsid="00634aa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d978b" officeooo:paragraph-rsid="00634aaf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f54e0" officeooo:paragraph-rsid="00634aa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f6cac" officeooo:paragraph-rsid="00634aaf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816ea" officeooo:paragraph-rsid="006816ea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2d4ce" officeooo:paragraph-rsid="0072d4c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4ccb3" officeooo:paragraph-rsid="0074ccb3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885ff" officeooo:paragraph-rsid="007885ff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c17f7" officeooo:paragraph-rsid="008c17f7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d8ed4" officeooo:paragraph-rsid="008d8ed4" style:font-size-asian="10.5pt" style:font-weight-asian="normal" style:font-size-complex="12pt" style:font-weight-complex="normal"/>
    </style:style>
    <style:style style:name="P150" style:family="paragraph" style:parent-style-name="Standard" style:master-page-name="Standard">
      <style:paragraph-properties fo:text-align="start" style:justify-single-word="false"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style:text-underline-style="none" officeooo:rsid="00847ec8"/>
    </style:style>
    <style:style style:name="T9" style:family="text">
      <style:text-properties style:text-underline-style="none" officeooo:rsid="0085e17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91915c"/>
    </style:style>
    <style:style style:name="T12" style:family="text">
      <style:text-properties style:text-underline-style="none" officeooo:rsid="00925ffa"/>
    </style:style>
    <style:style style:name="T13" style:family="text">
      <style:text-properties style:text-underline-style="none" officeooo:rsid="00947080"/>
    </style:style>
    <style:style style:name="T14" style:family="text">
      <style:text-properties style:text-underline-style="none" officeooo:rsid="0098c559"/>
    </style:style>
    <style:style style:name="T15" style:family="text">
      <style:text-properties style:text-underline-style="none" officeooo:rsid="00a227d9"/>
    </style:style>
    <style:style style:name="T16" style:family="text">
      <style:text-properties style:text-underline-style="none" officeooo:rsid="00b1e618"/>
    </style:style>
    <style:style style:name="T17" style:family="text">
      <style:text-properties style:text-underline-style="none" officeooo:rsid="00b80ac8"/>
    </style:style>
    <style:style style:name="T18" style:family="text">
      <style:text-properties style:text-underline-style="none" officeooo:rsid="00d2da9a"/>
    </style:style>
    <style:style style:name="T19" style:family="text">
      <style:text-properties style:text-underline-style="none" officeooo:rsid="00d8d3d1"/>
    </style:style>
    <style:style style:name="T20" style:family="text">
      <style:text-properties style:text-underline-style="none" officeooo:rsid="00dc4685"/>
    </style:style>
    <style:style style:name="T21" style:family="text">
      <style:text-properties style:text-underline-style="none" officeooo:rsid="00e60d61"/>
    </style:style>
    <style:style style:name="T22" style:family="text">
      <style:text-properties style:text-underline-style="none" officeooo:rsid="00eb1591"/>
    </style:style>
    <style:style style:name="T23" style:family="text">
      <style:text-properties officeooo:rsid="0019d2da"/>
    </style:style>
    <style:style style:name="T24" style:family="text">
      <style:text-properties fo:font-style="normal"/>
    </style:style>
    <style:style style:name="T25" style:family="text">
      <style:text-properties fo:font-style="normal" officeooo:rsid="001d2a62"/>
    </style:style>
    <style:style style:name="T26" style:family="text">
      <style:text-properties fo:font-style="normal" officeooo:rsid="0021d7c5"/>
    </style:style>
    <style:style style:name="T27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8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9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30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31" style:family="text">
      <style:text-properties style:text-position="super 58%"/>
    </style:style>
    <style:style style:name="T32" style:family="text">
      <style:text-properties style:text-position="super 58%" style:text-underline-style="none"/>
    </style:style>
    <style:style style:name="T33" style:family="text">
      <style:text-properties style:text-position="super 58%" style:text-underline-style="none" officeooo:rsid="0029f783"/>
    </style:style>
    <style:style style:name="T34" style:family="text">
      <style:text-properties style:text-position="0% 100%"/>
    </style:style>
    <style:style style:name="T35" style:family="text">
      <style:text-properties style:text-position="0% 100%" style:text-underline-style="none"/>
    </style:style>
    <style:style style:name="T36" style:family="text">
      <style:text-properties style:text-position="0% 100%" style:text-underline-style="none" officeooo:rsid="0029f783"/>
    </style:style>
    <style:style style:name="T37" style:family="text">
      <style:text-properties style:text-position="0% 100%" style:text-underline-style="none" officeooo:rsid="003f8282"/>
    </style:style>
    <style:style style:name="T38" style:family="text">
      <style:text-properties style:text-position="0% 100%" officeooo:rsid="0047a547"/>
    </style:style>
    <style:style style:name="T39" style:family="text">
      <style:text-properties style:text-position="0% 100%" officeooo:rsid="00426242"/>
    </style:style>
    <style:style style:name="T40" style:family="text">
      <style:text-properties style:text-position="0% 100%" officeooo:rsid="004a42db"/>
    </style:style>
    <style:style style:name="T41" style:family="text">
      <style:text-properties style:text-position="0% 100%" officeooo:rsid="004de268"/>
    </style:style>
    <style:style style:name="T42" style:family="text">
      <style:text-properties style:text-position="0% 100%" officeooo:rsid="0066dee3"/>
    </style:style>
    <style:style style:name="T43" style:family="text">
      <style:text-properties style:text-position="0% 100%" fo:font-weight="bold" style:font-weight-asian="bold" style:font-weight-complex="bold"/>
    </style:style>
    <style:style style:name="T44" style:family="text">
      <style:text-properties style:text-position="0% 100%" officeooo:rsid="0072c117"/>
    </style:style>
    <style:style style:name="T45" style:family="text">
      <style:text-properties style:text-position="0% 100%" fo:font-weight="normal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text-position="sub 58%"/>
    </style:style>
    <style:style style:name="T48" style:family="text">
      <style:text-properties style:text-position="sub 58%" style:text-underline-style="none"/>
    </style:style>
    <style:style style:name="T49" style:family="text">
      <style:text-properties officeooo:rsid="00599631"/>
    </style:style>
    <style:style style:name="T50" style:family="text">
      <style:text-properties officeooo:rsid="005fc28d"/>
    </style:style>
    <style:style style:name="T51" style:family="text">
      <style:text-properties officeooo:rsid="0079e8ea"/>
    </style:style>
    <style:style style:name="T52" style:family="text">
      <style:text-properties officeooo:rsid="007ae6c9"/>
    </style:style>
    <style:style style:name="T53" style:family="text">
      <style:text-properties officeooo:rsid="0082e2ae"/>
    </style:style>
    <style:style style:name="T54" style:family="text">
      <style:text-properties officeooo:rsid="0087300b"/>
    </style:style>
    <style:style style:name="T55" style:family="text">
      <style:text-properties officeooo:rsid="008ef819"/>
    </style:style>
    <style:style style:name="T56" style:family="text">
      <style:text-properties officeooo:rsid="009d7906"/>
    </style:style>
    <style:style style:name="T57" style:family="text">
      <style:text-properties officeooo:rsid="009edbae"/>
    </style:style>
    <style:style style:name="T58" style:family="text">
      <style:text-properties officeooo:rsid="00aa4f86"/>
    </style:style>
    <style:style style:name="T59" style:family="text">
      <style:text-properties officeooo:rsid="00aefdb3"/>
    </style:style>
    <style:style style:name="T60" style:family="text">
      <style:text-properties officeooo:rsid="00b58ff7"/>
    </style:style>
    <style:style style:name="T61" style:family="text">
      <style:text-properties officeooo:rsid="00b9a677"/>
    </style:style>
    <style:style style:name="T62" style:family="text">
      <style:text-properties officeooo:rsid="00c1f4c6"/>
    </style:style>
    <style:style style:name="T63" style:family="text">
      <style:text-properties officeooo:rsid="00c3b4c8"/>
    </style:style>
    <style:style style:name="T64" style:family="text">
      <style:text-properties officeooo:rsid="00c70dfd"/>
    </style:style>
    <style:style style:name="T65" style:family="text">
      <style:text-properties officeooo:rsid="00c76ed2"/>
    </style:style>
    <style:style style:name="T66" style:family="text">
      <style:text-properties officeooo:rsid="00cc75b9"/>
    </style:style>
    <style:style style:name="T67" style:family="text">
      <style:text-properties officeooo:rsid="00dfad99"/>
    </style:style>
    <style:style style:name="T68" style:family="text">
      <style:text-properties officeooo:rsid="00ecad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>Proof</text:p>
      <text:p text:style-name="P107"/>
      <text:p text:style-name="P75">Lecture 1 – Number Systems and Proof Techniques</text:p>
      <text:p text:style-name="P6">Any natural number can be obtained by adding 1 from 0</text:p>
      <text:p text:style-name="P7">0 is a natural number, <text:span text:style-name="T23">and an integer</text:span></text:p>
      <text:p text:style-name="P8">Rational numbers can be written as fraction (denominator not 0)</text:p>
      <text:p text:style-name="P77"><text:span text:style-name="T1">Real numbers are distances to points on a number line</text:span><text:span text:style-name="T2"> (decimals)</text:span></text:p>
      <text:p text:style-name="P9">Proof is a carefully reasoned argument to convince sceptical listener</text:p>
      <text:p text:style-name="P10">Discovery and proof required to solve problems</text:p>
      <text:p text:style-name="P10"/>
      <text:p text:style-name="P75">Lecture 2 – Properties of Odd and Even Numbers</text:p>
      <text:p text:style-name="P109">↔ - if and only if</text:p>
      <text:p text:style-name="P110">∃<text:span text:style-name="T24"> - existential quantifier. ‘</text:span><text:span text:style-name="T25">There exists’</text:span></text:p>
      <text:p text:style-name="P113"/>
      <text:p text:style-name="P75"><text:span text:style-name="T28">Le</text:span>cture 3 – Proving Existential Statements</text:p>
      <text:p text:style-name="P11">Q(x) <text:s/>- property of x</text:p>
      <text:p text:style-name="P12">Constructive proof – give an example that fits the property</text:p>
      <text:p text:style-name="P111">∃<text:span text:style-name="T26">x Q(x)</text:span></text:p>
      <text:p text:style-name="P112"><text:span text:style-name="T26">x </text:span><text:span text:style-name="T24">can represent more than 1 variable</text:span></text:p>
      <text:p text:style-name="P78"><text:span text:style-name="T1">E.g. Prove: </text:span><text:span text:style-name="T27">∃</text:span><text:span text:style-name="T30"> </text:span><text:span text:style-name="T29">an even integer ∩ that can be written in 2 ways as a sum of 2 primes</text:span></text:p>
      <text:p text:style-name="P114">∩ = 22<text:tab/><text:tab/>22 = 11 + 11 = 3 + 19</text:p>
      <text:p text:style-name="P79"><text:span text:style-name="T29">Suppose r and s are integers. Prove </text:span><text:span text:style-name="T30">∃ </text:span><text:span text:style-name="T29">an integer k such that 22r + 18s = 2k</text:span></text:p>
      <text:p text:style-name="P115">k = 11r + 9s <text:tab/>22r + 18s = 2(11r + 9s) = 2.k<text:tab/>k = 11r + 9s</text:p>
      <text:p text:style-name="P115"/>
      <text:p text:style-name="P75">Lecture 4 – Proving Universal Statements</text:p>
      <text:p text:style-name="P13">Most are universal</text:p>
      <text:p text:style-name="P116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116"><text:span text:style-name="T3">∀</text:span><text:span text:style-name="T6">x if P(x) then Q(x)</text:span></text:p>
      <text:p text:style-name="P117"><text:span text:style-name="T6">P </text:span><text:span text:style-name="T1">limits the scope of the arbitrary objects</text:span></text:p>
      <text:p text:style-name="P118"><text:span text:style-name="T6">E.</text:span><text:span text:style-name="T1">g. if a and b are integers then 6a</text:span><text:span text:style-name="T32">2</text:span><text:span text:style-name="T35">b is even</text:span></text:p>
      <text:p text:style-name="P118"><text:span text:style-name="T35">6a</text:span><text:span text:style-name="T32">2</text:span><text:span text:style-name="T35">b = 2(3a</text:span><text:span text:style-name="T32">2</text:span><text:span text:style-name="T35">b) </text:span><text:span text:style-name="T36">therefore k=3a</text:span><text:span text:style-name="T33">2</text:span><text:span text:style-name="T36">b an integer. Therefore it is an even integer</text:span></text:p>
      <text:p text:style-name="P119"><text:span text:style-name="T36">S</text:span><text:span text:style-name="T35">ome statements can be proved with small ∩ </text:span></text:p>
      <text:p text:style-name="P121">Exhuastion – try every ∩ </text:p>
      <text:p text:style-name="P120"><text:span text:style-name="T35">E.g. Prove that (∩+1)</text:span><text:span text:style-name="T32">3</text:span><text:span text:style-name="T35"> &gt;= 3</text:span><text:span text:style-name="T32">n</text:span><text:span text:style-name="T35"> <text:tab/><text:tab/>0 &lt; ∩ =&lt; 4</text:span></text:p>
      <text:p text:style-name="P122">∩ = 1 … 8 &gt;= 3 true<text:tab/><text:tab/>∩ =2 … 27 &gt;= 9 true<text:tab/>∩ = 3 … 64 &gt;= 27<text:tab/>∩=4 … 125 &gt;= 81</text:p>
      <text:p text:style-name="P122"/>
      <text:p text:style-name="P75">Lecture 5 – Generalising from the Generic Particular</text:p>
      <text:p text:style-name="P14">Choose a particular but arbitrarily chosen value</text:p>
      <text:p text:style-name="P15">Show that it satisfies the property</text:p>
      <text:p text:style-name="P16">Disprove universal statement with proof by counterexample</text:p>
      <text:p text:style-name="P76"/>
      <text:p text:style-name="P75">Lecture 7 – Proof by Cases</text:p>
      <text:p text:style-name="P17">Combination of generalising from generic particular and proof by exhuastion</text:p>
      <text:p text:style-name="P75"><text:soft-page-break/>Lecture 8 – Indirect Proofs</text:p>
      <text:p text:style-name="P18">Proof beyond reasonable doubt – is it conceivable (likely).</text:p>
      <text:p text:style-name="P18">Proof by contradiction – is it possible to be both</text:p>
      <text:p text:style-name="P18"/>
      <text:p text:style-name="P75">Lecture 9 – Two Classic Results</text:p>
      <text:p text:style-name="P75">Lecture 10 – Indirect Proof of an Existential Statement</text:p>
      <text:p text:style-name="P75">Lecture 11 – Mathematical Induction</text:p>
      <text:p text:style-name="P19">Base case where n = 1 or n = 0</text:p>
      <text:p text:style-name="P19">Inductive case where n = m. Substitue m for n in the hypothesis.</text:p>
      <text:p text:style-name="P19">Then use n = m+1 and substitute (m+1) into hypothesis</text:p>
      <text:p text:style-name="P19">Use algebraic manipulation with n=(m+1) and n=(m+1) to derive </text:p>
      <text:p text:style-name="P20">Reach the hypothesis and conclude</text:p>
      <text:p text:style-name="P20"/>
      <text:p text:style-name="P75">Lecture 12 – Proving Properties of Programs</text:p>
      <text:p text:style-name="P75">Lecture 13 – Strong Induction</text:p>
      <text:p text:style-name="P75">Lecture 14 – Common Mistakes</text:p>
      <text:p text:style-name="P75"/>
      <text:p text:style-name="P107">Sets</text:p>
      <text:p text:style-name="P75">Lecture 1 – (Naive) Set Theory</text:p>
      <text:p text:style-name="P21">Ordering and numerations of each element doesn’t matter</text:p>
      <text:p text:style-name="P21">{3, 5, 7} = {7, 3, 3, 3, 5, 5, 7}</text:p>
      <text:p text:style-name="P22">K-permutation – considers order AND number</text:p>
      <text:p text:style-name="P22">K-combination – considers number only</text:p>
      <text:p text:style-name="P22">E.g. S = {1,2,3,4,5}</text:p>
      <text:p text:style-name="P22">3-permutation = {1,2,3} {3,2,1}, {2,1,3}, …, {1,4,5}, {4,5,1}, …, {5,2,1}, {2,5,1}, …</text:p>
      <text:p text:style-name="P22">3-combination = {1,2,3}, {1,2,4}, {1,2,5}, {1,3,4}, {1,3,5}, {1,4,1}, {1,4,5}</text:p>
      <text:p text:style-name="P123"/>
      <text:p text:style-name="P75">Lecture 2 – Subsets and Set Equality</text:p>
      <text:p text:style-name="P23">Only finite sets representable by computers</text:p>
      <text:p text:style-name="P24">Angle brackets <text:s/>⟨ ⟩ used for <text:span text:style-name="T46">ordered sequences </text:span></text:p>
      <text:p text:style-name="P24">E.g. S = ⟨1,2,3,4,5⟩, A = {1,3,5}, B = {3,4}</text:p>
      <text:p text:style-name="P25">Characteristic vector of A is [1,0,3,0,1], X<text:span text:style-name="T47">B</text:span><text:span text:style-name="T34"> = [0,0,1,1,0]</text:span></text:p>
      <text:p text:style-name="P125">Subset ⊆ is if all elements of B are in A</text:p>
      <text:p text:style-name="P125">{3,3,5} ⊆ {3,5} frequency doesn’t matter</text:p>
      <text:p text:style-name="P125">{5,3} ⊆ {3,5} order doesn’t matter</text:p>
      <text:p text:style-name="P126">∈ is for an element</text:p>
      <text:p text:style-name="P26"><text:span text:style-name="T34">If A ⊆ B and B ⊆ A then sets are equal A = B </text:span><text:span text:style-name="T38">(→)</text:span></text:p>
      <text:p text:style-name="P127">{5,4,4,3,5} = {3,4,5}</text:p>
      <text:p text:style-name="P27"><text:span text:style-name="T39">∅ ∈ </text:span><text:span text:style-name="T34">{∅</text:span><text:span text:style-name="T40">} </text:span><text:span text:style-name="T41">Set contains an empty element </text:span></text:p>
      <text:p text:style-name="P128">{{∅}, ∅} Has two elements. Element 1 = Set containing empty element, empty element</text:p>
      <text:p text:style-name="P124">Cannot derive set from CV</text:p>
      <text:p text:style-name="P129"/>
      <text:p text:style-name="P130"/>
      <text:p text:style-name="P75"><text:soft-page-break/>Lecture 3 – Additional Examples</text:p>
      <text:p text:style-name="P75">Lecture 4 – Set Operations</text:p>
      <text:p text:style-name="P132">Union = is in A or B (A ∪ B)</text:p>
      <text:p text:style-name="P133">Intersection = is in A and B (A ∩ B)</text:p>
      <text:p text:style-name="P134">Relative complement = is in only one </text:p>
      <text:p text:style-name="P134">E.g. the relative complement of set B rel to A = only in A (A ∩ B’) <text:span text:style-name="T49">= A – B</text:span></text:p>
      <text:p text:style-name="P135">A – ∅ = A</text:p>
      <text:p text:style-name="P136">∅ – A = ∅</text:p>
      <text:p text:style-name="P137">Complement = all numbers not in A. Includes those not in A or B</text:p>
      <text:p text:style-name="P138">∪ = universal set (all elements)</text:p>
      <text:p text:style-name="P139">Sequences cannot have repetitions</text:p>
      <text:p text:style-name="P140">Symmetric difference = is in A or B but not both ( (A ∩ B’) ∪ (B ∩ A’) ) - <text:span text:style-name="T50">triangle</text:span></text:p>
      <text:p text:style-name="P131">S.D. = (A ∪ B) – (A ∩ B)</text:p>
      <text:p text:style-name="P131"/>
      <text:p text:style-name="P75">Lecture 5 – Proving Identities</text:p>
      <text:p text:style-name="P75">Lecture 6 – The Algebra of Sets</text:p>
      <text:p text:style-name="P28">Commutative laws: A ∩ B = B ∩ A<text:tab/><text:tab/>A ∪ B = B ∪ A</text:p>
      <text:p text:style-name="P28">Associative: A ∪ (B ∪ C) = (A ∪ B) ∪ C<text:tab/><text:tab/>(A ∩ B) ∩ C = A ∩ (B ∩ C)</text:p>
      <text:p text:style-name="P28">Distributive: A ∩ (B ∪ C) = (A ∩ B) ∪ (A ∩ C) <text:tab/>A ∪ (B ∩ C) = (A u B) ∩ (A u C)</text:p>
      <text:p text:style-name="P29">Identity: A ∪ <text:span text:style-name="T34">∅ = A <text:tab/><text:tab/>A ∩ ∪ = A</text:span></text:p>
      <text:p text:style-name="P141">Complement: A ∪ ~ A = ∪ <text:tab/><text:tab/>A ∩ ~A = ∅ </text:p>
      <text:p text:style-name="P142">Double complement: ~ (~A) = A</text:p>
      <text:p text:style-name="P30"><text:span text:style-name="T34">Idempotent laws: A </text:span><text:span text:style-name="T42">∪ </text:span><text:span text:style-name="T34">A = A <text:tab/><text:tab/>A </text:span><text:span text:style-name="T42">∩</text:span><text:span text:style-name="T34"> A = A</text:span></text:p>
      <text:p text:style-name="P31"><text:span text:style-name="T34">Universal bound: A </text:span><text:span text:style-name="T42">∪ </text:span><text:span text:style-name="T34">U = U <text:tab/><text:tab/>A </text:span><text:span text:style-name="T42">∩ ∅ </text:span><text:span text:style-name="T34">= </text:span><text:span text:style-name="T42">∅</text:span></text:p>
      <text:p text:style-name="P30"><text:span text:style-name="T34">De Morgan’s: ~(A </text:span><text:span text:style-name="T42">∪</text:span><text:span text:style-name="T34"> B) = ~A </text:span><text:span text:style-name="T42">∩</text:span><text:span text:style-name="T34"> ~B<text:tab/><text:tab/>~(A </text:span><text:span text:style-name="T42">∩</text:span><text:span text:style-name="T34"> B) = ~A </text:span><text:span text:style-name="T42">∪</text:span><text:span text:style-name="T34"> ~B</text:span></text:p>
      <text:p text:style-name="P30"><text:span text:style-name="T34">Absorption: A </text:span><text:span text:style-name="T42">∪ </text:span><text:span text:style-name="T34">(A </text:span><text:span text:style-name="T42">∩</text:span><text:span text:style-name="T34"> B) = A <text:tab/><text:tab/><text:tab/>A </text:span><text:span text:style-name="T42">∩</text:span><text:span text:style-name="T34"> (A </text:span><text:span text:style-name="T43">U</text:span><text:span text:style-name="T34"> B) = A</text:span></text:p>
      <text:p text:style-name="P31"><text:span text:style-name="T34">Complement of U and </text:span><text:span text:style-name="T42">∅</text:span><text:span text:style-name="T34">: ~U = </text:span><text:span text:style-name="T42">∅</text:span><text:span text:style-name="T34"> <text:tab/><text:tab/>~</text:span><text:span text:style-name="T42">∅</text:span><text:span text:style-name="T34"> = U</text:span></text:p>
      <text:p text:style-name="P30"><text:span text:style-name="T34">Set difference: A – B = A </text:span><text:span text:style-name="T42">∩</text:span><text:span text:style-name="T34"> ~B</text:span></text:p>
      <text:p text:style-name="P143"/>
      <text:p text:style-name="P75">Lecture 7 – Cardinality of Sets</text:p>
      <text:p text:style-name="P32">|A| = number of distinct elements in A. A.k.a ||A||, #A</text:p>
      <text:p text:style-name="P33">Power set = Set of all subsets<text:tab/>|Pow(A)| = number of bit vectors of length n</text:p>
      <text:p text:style-name="P34">E.g. A = {1,2,3,4} then |Pow (A)| = {empty set}, {1}, {2}, {3}, {4], {1,2}, {1,3}, {1,4}, {2, 3}, {2, 4}, {3, 4}, {1,2,3}, {1,2,4}, {2,3,4}, {1,2,3,4}</text:p>
      <text:p text:style-name="P35">Number of n-bit vectors is 2<text:span text:style-name="T31">n</text:span><text:span text:style-name="T34"> e.g. 1-bit vector = [0] or [1] = 2 </text:span><text:span text:style-name="T44">vectors</text:span></text:p>
      <text:p text:style-name="P144">|A U B| = |A| + |B| - |A n B|</text:p>
      <text:p text:style-name="P145">|A U B U C| = |A| + |B| + |C| - |A n B| - |A n C| - |B n C| + |A n B n C|</text:p>
      <text:p text:style-name="P36">|A – (B U C)| = n<text:span text:style-name="T47">a</text:span><text:span text:style-name="T34"> <text:tab/><text:tab/>|B – (A U C)| = n</text:span><text:span text:style-name="T47">b</text:span><text:span text:style-name="T34"><text:tab/><text:tab/>|C – (A U B)| = n</text:span><text:span text:style-name="T47">c</text:span></text:p>
      <text:p text:style-name="P36"><text:span text:style-name="T34">|(A n B) – C| = n</text:span><text:span text:style-name="T47">ab<text:tab/><text:tab/></text:span><text:span text:style-name="T34">|(A n C| - B| = n</text:span><text:span text:style-name="T47">ac</text:span><text:span text:style-name="T34"> <text:tab/><text:tab/>|(B n C) – A| = n</text:span><text:span text:style-name="T47">bc</text:span></text:p>
      <text:p text:style-name="P36"><text:span text:style-name="T34">|A n B n C| = n</text:span><text:span text:style-name="T47">abc</text:span></text:p>
      <text:p text:style-name="P146">Above are special cases of the principle of inclusion and exclusion</text:p>
      <text:p text:style-name="P146"/>
      <text:p text:style-name="P75">Lecture 8 – Russel’s Paradox</text:p>
      <text:p text:style-name="P37">Object is not <text:span text:style-name="T51">always</text:span> meaningful</text:p>
      <text:p text:style-name="P38"><text:soft-page-break/>A can be a subset of A</text:p>
      <text:p text:style-name="P38">A cannot be an element of A <text:span text:style-name="T52">if A = {B | B notE B} </text:span>but also it can</text:p>
      <text:p text:style-name="P39">Must use A = {X E N | X = 2k for some integer k}</text:p>
      <text:p text:style-name="P39">N makes it naive because N has the same kind of problem</text:p>
      <text:p text:style-name="P39"/>
      <text:p text:style-name="P108">Functions</text:p>
      <text:p text:style-name="P65">Lecture 1- <text:span text:style-name="T53">Introduction</text:span></text:p>
      <text:p text:style-name="P40">Every input has an output</text:p>
      <text:p text:style-name="P41">A is the input</text:p>
      <text:p text:style-name="P80"><text:span text:style-name="T1">B is the set that the </text:span><text:span text:style-name="T8">out</text:span><text:span text:style-name="T1">put is in e.g. </text:span><text:span text:style-name="T8">Z</text:span></text:p>
      <text:p text:style-name="P80"><text:span text:style-name="T1">The range is the </text:span><text:span text:style-name="T9">real </text:span><text:span text:style-name="T1">output </text:span><text:span text:style-name="T9">of the function</text:span></text:p>
      <text:p text:style-name="P42">E.g. if there is a function that takes the first character of the alphabet</text:p>
      <text:p text:style-name="P81"><text:span text:style-name="T1">Domain is all the names, range is the letters ‘A’-’Z’, </text:span><text:span text:style-name="T10">codomain</text:span><text:span text:style-name="T1"> is all chars</text:span></text:p>
      <text:p text:style-name="P42"/>
      <text:p text:style-name="P65">Lecture 2 – <text:span text:style-name="T54">Injective, Surjective, Bijective</text:span></text:p>
      <text:p text:style-name="P43">Injective – one-to-one functions only</text:p>
      <text:p text:style-name="P44">Surjective – Range is the same as the codomain</text:p>
      <text:p text:style-name="P45">E.g. Z → Z given by f(x) = x<text:span text:style-name="T31">2</text:span><text:span text:style-name="T34"> is not surjective</text:span></text:p>
      <text:p text:style-name="P147">Codomain (Z) is for all integers. Range doesn’t include -ves as can’t get -ve square root. </text:p>
      <text:p text:style-name="P147">Range and codomain don’t coincide therefore not surjective</text:p>
      <text:p text:style-name="P148">Z → Z f(x) = 2x is not surjective as cannot have odd integers in the range</text:p>
      <text:p text:style-name="P64"><text:span text:style-name="T34">However</text:span><text:span text:style-name="T45"> Q → Q <text:tab/>f(x) = 2x IS surjective as allows for decimals</text:span></text:p>
      <text:p text:style-name="P148">Can have any +/-ve integer/decimal number. Q is all rational numbers, inc frac</text:p>
      <text:p text:style-name="P149">Bijective: Function is both injective AND surjective</text:p>
      <text:p text:style-name="P149"/>
      <text:p text:style-name="P65">Lecture 3 – <text:span text:style-name="T55">Cardinality and Pigeon Hole Principle</text:span></text:p>
      <text:p text:style-name="P82"><text:span text:style-name="T1">For finite sets: </text:span><text:span text:style-name="T11">where B is the codomain</text:span></text:p>
      <text:p text:style-name="P82"><text:span text:style-name="T1">|A| &gt;= |B| if and only if f: A → B is surjective </text:span><text:span text:style-name="T12">(as doesn’t have to be injective)</text:span></text:p>
      <text:p text:style-name="P82"><text:span text:style-name="T1">|A| &lt;= |B| iff f: A → B is injective </text:span><text:span text:style-name="T12">(as codomain can be larger than range)</text:span></text:p>
      <text:p text:style-name="P46">|A| = |B| is it is bijective</text:p>
      <text:p text:style-name="P83"><text:span text:style-name="T1">P</text:span><text:span text:style-name="T14">H</text:span><text:span text:style-name="T1">P: If |A| &gt; |B| then at least one f occurs more than once </text:span></text:p>
      <text:p text:style-name="P83"><text:span text:style-name="T1">Therefore f(a) = f(b) only if they are distinct </text:span><text:span text:style-name="T13">a, b</text:span></text:p>
      <text:p text:style-name="P84"><text:span text:style-name="T13">E.</text:span><text:span text:style-name="T1">g. 15 people on bus, prove at least 2 have same birthday months</text:span></text:p>
      <text:p text:style-name="P47">Let A = set of all the people on the bus <text:tab/>|A| = 15</text:p>
      <text:p text:style-name="P47">Let B = set of all months <text:tab/><text:tab/><text:tab/><text:tab/>|B| = 12</text:p>
      <text:p text:style-name="P48">f associates person with their birthday month </text:p>
      <text:p text:style-name="P48">|A| &gt; |B| therefore according to PHP at least 2 people have the same month</text:p>
      <text:p text:style-name="P48"/>
      <text:p text:style-name="P49">E.g. 5 numbers selected from {1,2,3,4,5,6,7,8}. Show all combinations have 2 numbers adding to 9</text:p>
      <text:p text:style-name="P50">B = {(1,8), (2, 7), (3, 6), (4, 5))</text:p>
      <text:p text:style-name="P50">A = (X1, X2, X3, X4, X5) – general as don’t know the numbers</text:p>
      <text:p text:style-name="P50">|A| = 5 <text:tab/><text:tab/>|B| = 4<text:tab/><text:tab/>Can map - <text:s/>not injective</text:p>
      <text:p text:style-name="P50"><text:soft-page-break/>|A| &gt; |B| therefore by PHP there will always be at least 2 numbers adding to 9</text:p>
      <text:p text:style-name="P50"/>
      <text:p text:style-name="P65">Lecture 4 – <text:span text:style-name="T56">Extended Pigeonhole Principle</text:span></text:p>
      <text:p text:style-name="P51">If |A| &gt; k|B| then there will always be a value of f that occurs at least k+1 times</text:p>
      <text:p text:style-name="P51"/>
      <text:p text:style-name="P65">Lecture 5 – <text:span text:style-name="T57">Theorem of Friends and Strangers</text:span></text:p>
      <text:p text:style-name="P52">E.g. Show that in any group of 6 people there are always either 3 who know of each other, or 3 complete strangers</text:p>
      <text:p text:style-name="P53">Let {A,B, C, D, E, F} be all the people under consideration</text:p>
      <text:p text:style-name="P53">Arbitrarily select a person e.g. F</text:p>
      <text:p text:style-name="P53">Construct f: {A, B, C, D, E} → {0, 1} where f(x) = 1 if x knows F, or 0 else</text:p>
      <text:p text:style-name="P54">|{A, B, C, D, E}| = 5 <text:tab/>|{0,1}| = 2 <text:tab/>|{A, B, C, D, E}| &gt; 2|{0,1}| </text:p>
      <text:p text:style-name="P54">Therefore it must be the case that at least 3 values of x correspond to the same value of f(x)</text:p>
      <text:p text:style-name="P85"><text:span text:style-name="T1">i.e. there must exist {X1, X2, X3} </text:span><text:span text:style-name="T37">⊆ </text:span><text:span text:style-name="T1">{A, B, C, D, E} such that f(X1) = f(X2) = f(X3)</text:span></text:p>
      <text:p text:style-name="P55"/>
      <text:p text:style-name="P56">Case 1: Suppose that f(X1) = f(X2) = f(X3) = 1 – they all know F</text:p>
      <text:p text:style-name="P56">Case 1.1 There is a pair that know each other. Both of the pair know F </text:p>
      <text:p text:style-name="P56">Therefore there are 3 friends</text:p>
      <text:p text:style-name="P86"><text:span text:style-name="T1">Case 1.2 </text:span><text:span text:style-name="T15">There is no pair that know each other </text:span></text:p>
      <text:p text:style-name="P57">X1 doesn’t know X2, X2 doesn’t know X3, X1 doesn’t know X2</text:p>
      <text:p text:style-name="P57">Therefore there are 3 strangers</text:p>
      <text:p text:style-name="P57"/>
      <text:p text:style-name="P58">Case 2: f(X1) = f(X2) = f(X3) = 0 – no one knows F</text:p>
      <text:p text:style-name="P59">Case 2.1 X1, X2, X3 all know each other</text:p>
      <text:p text:style-name="P60">Case 2.2 There is a pair who don’t know each other. There are 3 strangers</text:p>
      <text:p text:style-name="P65">Lecture 6 – <text:span text:style-name="T58">Cardinality of Infinite Sets</text:span></text:p>
      <text:p text:style-name="P1"/>
      <text:p text:style-name="P65">Lecture 7 – <text:span text:style-name="T58">Countable Sets</text:span></text:p>
      <text:p text:style-name="P2">Set that is either finite or has same cardinality of N</text:p>
      <text:p text:style-name="P65">Lecture 8 – <text:span text:style-name="T58">Uncountable Sets</text:span></text:p>
      <text:p text:style-name="P108">Relations</text:p>
      <text:p text:style-name="P65">Lecture 1 - </text:p>
      <text:p text:style-name="P65">Lecture 2 - </text:p>
      <text:p text:style-name="P65">Lecture 3 - </text:p>
      <text:p text:style-name="P65">Lecture 4 - </text:p>
      <text:p text:style-name="P65">Lecture 5 - </text:p>
      <text:p text:style-name="P65">Lecture 6 - </text:p>
      <text:p text:style-name="P65">Lecture 7 - </text:p>
      <text:p text:style-name="P65">Lecture 8 – <text:span text:style-name="T59">Equaivalence</text:span></text:p>
      <text:p text:style-name="P66"><text:span text:style-name="T1">X=X reflexive </text:span><text:span text:style-name="T16">e.g. X has same age as X</text:span></text:p>
      <text:p text:style-name="P66"><text:span text:style-name="T1">X=Y → y =x Symmetric</text:span></text:p>
      <text:p text:style-name="P66"><text:span text:style-name="T1">X=Y and Y=Z Transitive </text:span><text:span text:style-name="T16">e.g. X same age as Y, Y has same age as Z → X=Z</text:span></text:p>
      <text:p text:style-name="P67"><text:span text:style-name="T1">Is equiv. If reflexive, symmetric and transitive</text:span></text:p>
      <text:p text:style-name="P68"><text:soft-page-break/><text:span text:style-name="T1">Partition of Set A = collection of non-empty subsets that don’t have overlap between the blocks A</text:span><text:span text:style-name="T48">I</text:span></text:p>
      <text:p text:style-name="P68"><text:span text:style-name="T35"/></text:p>
      <text:p text:style-name="P65">Lecture 9 – <text:span text:style-name="T60">Partial Order</text:span></text:p>
      <text:p text:style-name="P69"><text:span text:style-name="T1">Binary relation on set A that is reflexive and transitive but antisymmetric</text:span></text:p>
      <text:p text:style-name="P70"><text:span text:style-name="T1">Predecessor: Relation of partial order of xRy where x != y (eventual)</text:span></text:p>
      <text:p text:style-name="P70"><text:span text:style-name="T1">Immediate predecessor: If there is no z E {x,y} for xRz and zRy (no intermediate between x and y)</text:span></text:p>
      <text:p text:style-name="P71"><text:span text:style-name="T1">Hasse diagram of total order (all) is a chain</text:span></text:p>
      <text:p text:style-name="P72"><text:span text:style-name="T1">Hasse of a partial is digraph – vertices are elements, edges = immed. </text:span><text:span text:style-name="T17">p</text:span><text:span text:style-name="T1">redec</text:span></text:p>
      <text:p text:style-name="P72"><text:span text:style-name="T1"/></text:p>
      <text:p text:style-name="P65">Lecture 10 – <text:span text:style-name="T61">N-ary relations</text:span></text:p>
      <text:p text:style-name="P73"><text:span text:style-name="T1">Cartesian product of sets = {(a</text:span><text:span text:style-name="T48">1</text:span><text:span text:style-name="T35"> , … , a</text:span><text:span text:style-name="T48">n</text:span><text:span text:style-name="T35">) | a</text:span><text:span text:style-name="T48">1</text:span><text:span text:style-name="T35"> E A</text:span><text:span text:style-name="T48">1</text:span><text:span text:style-name="T35">, …, a</text:span><text:span text:style-name="T48">n</text:span><text:span text:style-name="T35"> E A</text:span><text:span text:style-name="T48">n</text:span><text:span text:style-name="T35">}</text:span></text:p>
      <text:p text:style-name="P73"><text:span text:style-name="T35">N-ary relation is a subset of the above (A</text:span><text:span text:style-name="T48">1</text:span><text:span text:style-name="T35"> x … x A</text:span><text:span text:style-name="T48">n</text:span><text:span text:style-name="T35">)</text:span></text:p>
      <text:p text:style-name="P74"><text:span text:style-name="T35">Unary: Normal subset of a set (each element is on its own rather than (_,_)</text:span></text:p>
      <text:p text:style-name="P108">Logic</text:p>
      <text:p text:style-name="P65">Lecture 1</text:p>
      <text:p text:style-name="P3">Proposition can be either true or false</text:p>
      <text:p text:style-name="P3">Can have complex <text:span text:style-name="T62">(compound) </text:span>propositions e.g. Logic is easy or I eat bread</text:p>
      <text:p text:style-name="P4">Logical connectives: negation (not), conjunction (and), <text:span text:style-name="T64">d</text:span>isjunction (or), implication → (if… then), equivalence ↔ <text:span text:style-name="T65">equivalent = </text:span>(if and only if)</text:p>
      <text:p text:style-name="P5">Propositional formula is either atomic <text:span text:style-name="T63">(no logical connective) </text:span>or compound proposition </text:p>
      <text:p text:style-name="P5"/>
      <text:p text:style-name="P65">Lecture 2 - <text:span text:style-name="T66">Connectives</text:span></text:p>
      <text:p text:style-name="P61">Interpretation is function that assigns an atomic proposition with truth value</text:p>
      <text:p text:style-name="P62">Equivalence: If P and Q are the same then 1</text:p>
      <text:p text:style-name="P63">Implication: If P is 0 then 1. If P is 1 and Q is 1 then 1. Otherwise (P=1, Q=0) is 0</text:p>
      <text:p text:style-name="P63"/>
      <text:p text:style-name="P65">Lecture 3 – <text:span text:style-name="T66">Semantic Consequence</text:span></text:p>
      <text:p text:style-name="P87"><text:span text:style-name="T1">Use implies for knight/knave – </text:span><text:span text:style-name="T18">p = “A is a knight”, q = “B is a knight”</text:span></text:p>
      <text:p text:style-name="P88"><text:span text:style-name="T1">Combine all imply cases into one truth table</text:span></text:p>
      <text:p text:style-name="P89"><text:span text:style-name="T1">Use row that has all 1s</text:span></text:p>
      <text:p text:style-name="P90"><text:span text:style-name="T1">Hangman symbol is a finite set of formulas (e.g. implications), P is a formula</text:span></text:p>
      <text:p text:style-name="P90"><text:span text:style-name="T1">P then follows from hangman (i.e. P is a semantic consequence of hangman) for</text:span></text:p>
      <text:p text:style-name="P90"><text:span text:style-name="T1">If I(Q) = 1 for all Q E hangman, then I(P) = 1</text:span></text:p>
      <text:p text:style-name="P90"><text:span text:style-name="T1">Hangman |= P</text:span></text:p>
      <text:p text:style-name="P90"><text:span text:style-name="T1">i.e. if Q = 1, then P = 1</text:span></text:p>
      <text:p text:style-name="P91"><text:span text:style-name="T1">E.g. all the implications Q from above are in hangman </text:span></text:p>
      <text:p text:style-name="P92"><text:span text:style-name="T1">P = 1 for the case where every Q in hangman are true </text:span></text:p>
      <text:p text:style-name="P92"><text:span text:style-name="T1">For all Q, P is true </text:span></text:p>
      <text:p text:style-name="P93"><text:span text:style-name="T1">E.g. Show {(p1 n p2)} |= (p1 V p2) <text:tab/></text:span></text:p>
      <text:p text:style-name="P93"><text:span text:style-name="T1">For the set to be true, both p1 and p2 have to be true</text:span></text:p>
      <text:p text:style-name="P93"><text:span text:style-name="T1">Therefore (either) p1 or p2 must be true </text:span></text:p>
      <text:p text:style-name="P93"><text:soft-page-break/><text:span text:style-name="T1">So (p1 V p2) has to be true if Q E {Q} is true<text:tab/><text:tab/>{Q} |= P<text:tab/></text:span><text:span text:style-name="T19">P follows from Q </text:span></text:p>
      <text:p text:style-name="P94"><text:span text:style-name="T1">i.e. if Q is true, then it follows that P must be true as well</text:span></text:p>
      <text:p text:style-name="P94"><text:span text:style-name="T1"/></text:p>
      <text:p text:style-name="P95"><text:span text:style-name="T1">Direct proof: {P, (P → Q)} |= Q</text:span></text:p>
      <text:p text:style-name="P95"><text:span text:style-name="T1">i.e. Have a statement P. If </text:span><text:span text:style-name="T10">P is true</text:span><text:span text:style-name="T1"> (correct), then the property Q is also true. The hypothesis is correct</text:span></text:p>
      <text:p text:style-name="P95"><text:span text:style-name="T1"/></text:p>
      <text:p text:style-name="P95"><text:span text:style-name="T1">Proof by contradiction: {(¬P → bottom hangman)} |= P <text:tab/><text:tab/>Bottom hangman is always false</text:span></text:p>
      <text:p text:style-name="P95"><text:span text:style-name="T1">i.e. Assume the statement </text:span><text:span text:style-name="T10">P is false</text:span><text:span text:style-name="T1">. If P is false, then the result from P is false. </text:span></text:p>
      <text:p text:style-name="P95"><text:span text:style-name="T1">If P being false means the result is false, then it follows that P is true</text:span></text:p>
      <text:p text:style-name="P96"><text:span text:style-name="T1">Proof by contradiction 2: {(P →Q), ¬Q} |= ¬P</text:span></text:p>
      <text:p text:style-name="P96"><text:span text:style-name="T1">If P is true then Q is true. And if Q is false (there is a contradiction) then it follows that P is not true. As 1 → 0 is always false </text:span><text:span text:style-name="T20">(¬1)</text:span></text:p>
      <text:p text:style-name="P96"><text:span text:style-name="T20"/></text:p>
      <text:p text:style-name="P97"><text:span text:style-name="T20">P</text:span><text:span text:style-name="T1">roof by cases: {(P → Q), (R → Q), (P V R)} |= Q</text:span></text:p>
      <text:p text:style-name="P97"><text:span text:style-name="T1">If P is true (Case 1 is applied) then Q is true. If R (Case 2) is true then Q is true. </text:span></text:p>
      <text:p text:style-name="P97"><text:span text:style-name="T1">Therefore if either P or R is true, then Q is true and the hypothesis is proved true</text:span></text:p>
      <text:p text:style-name="P96"><text:span text:style-name="T1"/></text:p>
      <text:p text:style-name="P98"><text:span text:style-name="T1">Proof theory: Branch of mathematical logic – proofs are objects</text:span></text:p>
      <text:p text:style-name="P98"><text:span text:style-name="T1">Strings of symbols :), manipulation rules</text:span></text:p>
      <text:p text:style-name="P98"><text:span text:style-name="T1">Therefore can be read/interpreted by computer</text:span></text:p>
      <text:p text:style-name="P98"><text:span text:style-name="T1"/></text:p>
      <text:p text:style-name="P65">Lecture 4 – <text:span text:style-name="T67">Digital Circuits</text:span></text:p>
      <text:p text:style-name="P99"><text:span text:style-name="T1">And, or, not</text:span></text:p>
      <text:p text:style-name="P100"><text:span text:style-name="T1">Combinatorial circuit – cannot combine 2 input wires</text:span></text:p>
      <text:p text:style-name="P101"><text:span text:style-name="T1">Can split ONE wire so that can be input for different gates</text:span></text:p>
      <text:p text:style-name="P102"><text:span text:style-name="T1">Output wire can become an input (for linking 2 gates)</text:span></text:p>
      <text:p text:style-name="P102"><text:span text:style-name="T1">Output wire can’t feed back into the its own gate</text:span></text:p>
      <text:p text:style-name="P103"><text:span text:style-name="T1">P and Q formulae are equivalent if I(P) = I(Q)<text:tab/></text:span><text:span text:style-name="T21">P eq Q</text:span></text:p>
      <text:p text:style-name="P104"><text:span text:style-name="T1">Relation eq is an equivalence relation on P</text:span></text:p>
      <text:p text:style-name="P104"><text:span text:style-name="T1">Reflexive: I(P) = I(P) for every I </text:span></text:p>
      <text:p text:style-name="P104"><text:span text:style-name="T1">Symmetric: P eq Q → Q eq P</text:span></text:p>
      <text:p text:style-name="P105"><text:span text:style-name="T1">Transitive: P eq Q and Q eq R implies P eq R</text:span></text:p>
      <text:p text:style-name="P106"><text:span text:style-name="T1">Can simplify by constructing truth table – </text:span><text:span text:style-name="T22">consider nots</text:span></text:p>
      <text:p text:style-name="P106"><text:span text:style-name="T1"/></text:p>
      <text:p text:style-name="P65">Lecture 5 – <text:span text:style-name="T68">Sequential Circuits</text:span></text:p>
      <text:p text:style-name="P65"><text:span text:style-name="T1"/></text:p>
      <text:p text:style-name="P65">Lecture 6 - </text:p>
      <text:p text:style-name="P108">Counting</text:p>
      <text:p text:style-name="P65">Lecture 1 - </text:p>
      <text:p text:style-name="P65">Lecture 2 - </text:p>
      <text:p text:style-name="P65">Lecture 3 - </text:p>
      <text:p text:style-name="P65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1598in" fo:margin-right="1.159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6T18:26:40.292103033</dc:date>
    <meta:editing-cycles>201</meta:editing-cycles>
    <meta:editing-duration>P3DT13H29M26S</meta:editing-duration>
    <meta:generator>LibreOffice/6.1.5.2$Linux_X86_64 LibreOffice_project/10$Build-2</meta:generator>
    <meta:document-statistic meta:table-count="0" meta:image-count="0" meta:object-count="0" meta:page-count="7" meta:paragraph-count="259" meta:word-count="2570" meta:character-count="12324" meta:non-whitespace-character-count="9872"/>
  </office:meta>
</office:document-meta>
</file>